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jec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setSubProjects( List &lt; Project &gt; subPro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Project( String name , int subProjects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ject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Projec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ject.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ject.getSubProj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